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tem.getCateg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tem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tegory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tegory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ssue3373.test_for_iss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Item.getBar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fBeforeFilterTest.writeBefore( Object objec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Item.setBarcode( String barc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tem.setCategory( Category categ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tem.Item( String name , Category categ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tem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tegory.Category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